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3" table:number-rows-spanned="1">
            <text:p>Lab 1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.398">
            <text:p>1,4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151">
            <text:p>0,15</text:p>
          </table:table-cell>
          <table:table-cell/>
          <table:table-cell office:value-type="float" office:value="12">
            <text:p>12</text:p>
          </table:table-cell>
          <table:table-cell office:value-type="float" office:value="0.066">
            <text:p>0,07</text:p>
          </table:table-cell>
          <table:table-cell/>
          <table:table-cell office:value-type="string">
            <text:p>T=2 I=1 B=50</text:p>
          </table:table-cell>
          <table:table-cell office:value-type="float" office:value="0.193">
            <text:p>0,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743">
            <text:p>0,74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252">
            <text:p>0,25</text:p>
          </table:table-cell>
          <table:table-cell/>
          <table:table-cell office:value-type="float" office:value="25">
            <text:p>25</text:p>
          </table:table-cell>
          <table:table-cell office:value-type="float" office:value="0.115">
            <text:p>0,12</text:p>
          </table:table-cell>
          <table:table-cell/>
          <table:table-cell office:value-type="string">
            <text:p>T=4 I=2 B=50</text:p>
          </table:table-cell>
          <table:table-cell office:value-type="float" office:value="0.282">
            <text:p>0,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425">
            <text:p>0,43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614">
            <text:p>0,61</text:p>
          </table:table-cell>
          <table:table-cell/>
          <table:table-cell office:value-type="float" office:value="50">
            <text:p>50</text:p>
          </table:table-cell>
          <table:table-cell office:value-type="float" office:value="0.248">
            <text:p>0,25</text:p>
          </table:table-cell>
          <table:table-cell/>
          <table:table-cell office:value-type="string">
            <text:p>T=8 I=3 B=50</text:p>
          </table:table-cell>
          <table:table-cell office:value-type="float" office:value="0.607">
            <text:p>0,6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241">
            <text:p>0,24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1.86">
            <text:p>1,86</text:p>
          </table:table-cell>
          <table:table-cell/>
          <table:table-cell office:value-type="float" office:value="100">
            <text:p>100</text:p>
          </table:table-cell>
          <table:table-cell office:value-type="float" office:value="2.298">
            <text:p>2,3</text:p>
          </table:table-cell>
          <table:table-cell/>
          <table:table-cell office:value-type="string">
            <text:p>T=16 I=4 B=50</text:p>
          </table:table-cell>
          <table:table-cell office:value-type="float" office:value="0.254">
            <text:p>0,2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159">
            <text:p>0,16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13">
            <text:p>0,13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94">
            <text:p>0,02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403">
            <text:p>0,04</text:p>
          </table:table-cell>
          <table:table-cell/>
          <table:table-cell office:value-type="string">
            <text:p>T=2 I=1</text:p>
          </table:table-cell>
          <table:table-cell office:value-type="float" office:value="0.00299">
            <text:p>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102">
            <text:p>0,01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221">
            <text:p>0,02</text:p>
          </table:table-cell>
          <table:table-cell/>
          <table:table-cell office:value-type="string">
            <text:p>T=4 I=2</text:p>
          </table:table-cell>
          <table:table-cell office:value-type="float" office:value="0.0037">
            <text:p>0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58">
            <text:p>0,01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534">
            <text:p>0,01</text:p>
          </table:table-cell>
          <table:table-cell/>
          <table:table-cell office:value-type="string">
            <text:p>T=8 I=3</text:p>
          </table:table-cell>
          <table:table-cell office:value-type="float" office:value="0.00769">
            <text:p>0,01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268">
            <text:p>0,03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59">
            <text:p>0,06</text:p>
          </table:table-cell>
          <table:table-cell/>
          <table:table-cell office:value-type="string">
            <text:p>T=16 I=4</text:p>
          </table:table-cell>
          <table:table-cell office:value-type="float" office:value="0.035">
            <text:p>0,04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205">
            <text:p>0,02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267">
            <text:p>0,03</text:p>
          </table:table-cell>
          <table:table-cell table:number-columns-repeated="9"/>
        </table:table-row>
        <table:table-row table:style-name="ro2" table:number-rows-repeated="4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Lab 2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table:style-name="ce2" office:value-type="string">
            <text:p>Blur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Radius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</table:table-row>
        <table:table-row table:style-name="ro2">
          <table:table-cell office:value-type="string">
            <text:p>Lab 1</text:p>
          </table:table-cell>
          <table:table-cell table:number-columns-repeated="2"/>
          <table:table-cell office:value-type="float" office:value="515788">
            <text:p>515788</text:p>
          </table:table-cell>
          <table:table-cell office:value-type="float" office:value="0.421">
            <text:p>0,42</text:p>
          </table:table-cell>
          <table:table-cell/>
          <table:table-cell office:value-type="float" office:value="12">
            <text:p>12</text:p>
          </table:table-cell>
          <table:table-cell office:value-type="float" office:value="0.292">
            <text:p>0,29</text:p>
          </table:table-cell>
          <table:table-cell/>
          <table:table-cell office:value-type="string">
            <text:p>T=2 I=1 B=50</text:p>
          </table:table-cell>
          <table:table-cell office:value-type="float" office:value="1.129">
            <text:p>1,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.296">
            <text:p>8,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794">
            <text:p>0,79</text:p>
          </table:table-cell>
          <table:table-cell/>
          <table:table-cell office:value-type="float" office:value="25">
            <text:p>25</text:p>
          </table:table-cell>
          <table:table-cell office:value-type="float" office:value="0.627">
            <text:p>0,63</text:p>
          </table:table-cell>
          <table:table-cell/>
          <table:table-cell office:value-type="string">
            <text:p>T=4 I=2 B=50</text:p>
          </table:table-cell>
          <table:table-cell office:value-type="float" office:value="1.32">
            <text:p>1,3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03">
            <text:p>4,03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1.392">
            <text:p>1,39</text:p>
          </table:table-cell>
          <table:table-cell/>
          <table:table-cell office:value-type="float" office:value="50">
            <text:p>50</text:p>
          </table:table-cell>
          <table:table-cell office:value-type="float" office:value="1.421">
            <text:p>1,42</text:p>
          </table:table-cell>
          <table:table-cell/>
          <table:table-cell office:value-type="string">
            <text:p>T=8 I=3 B=50</text:p>
          </table:table-cell>
          <table:table-cell office:value-type="float" office:value="1.629">
            <text:p>1,6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.464">
            <text:p>2,46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5.714">
            <text:p>5,71</text:p>
          </table:table-cell>
          <table:table-cell/>
          <table:table-cell office:value-type="float" office:value="100">
            <text:p>100</text:p>
          </table:table-cell>
          <table:table-cell office:value-type="float" office:value="3.393">
            <text:p>3,39</text:p>
          </table:table-cell>
          <table:table-cell/>
          <table:table-cell office:value-type="string">
            <text:p>T=16 I=4 B=50</text:p>
          </table:table-cell>
          <table:table-cell office:value-type="float" office:value="3.14">
            <text:p>3,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.864">
            <text:p>1,86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.246">
            <text:p>1,25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3">
          <table:table-cell table:style-name="ce2" office:value-type="string">
            <text:p>Thres</text:p>
          </table:table-cell>
          <table:table-cell table:number-columns-repeated="10"/>
        </table:table-row>
        <table:table-row table:style-name="ro2">
          <table:table-cell office:value-type="string">
            <text:p>Threads</text:p>
          </table:table-cell>
          <table:table-cell office:value-type="string">
            <text:p>Time</text:p>
          </table:table-cell>
          <table:table-cell/>
          <table:table-cell office:value-type="string">
            <text:p>Image</text:p>
          </table:table-cell>
          <table:table-cell office:value-type="string">
            <text:p>Time</text:p>
          </table:table-cell>
          <table:table-cell/>
          <table:table-cell office:value-type="string">
            <text:p>All</text:p>
          </table:table-cell>
          <table:table-cell office:value-type="string">
            <text:p>Time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73">
            <text:p>0,03</text:p>
          </table:table-cell>
          <table:table-cell/>
          <table:table-cell office:value-type="float" office:value="515788">
            <text:p>515788</text:p>
          </table:table-cell>
          <table:table-cell office:value-type="float" office:value="0.00201">
            <text:p>0</text:p>
          </table:table-cell>
          <table:table-cell/>
          <table:table-cell office:value-type="string">
            <text:p>T=2 I=1 B=50</text:p>
          </table:table-cell>
          <table:table-cell office:value-type="float" office:value="0.00338">
            <text:p>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281">
            <text:p>0,03</text:p>
          </table:table-cell>
          <table:table-cell/>
          <table:table-cell office:value-type="float" office:value="1048576">
            <text:p>1048576</text:p>
          </table:table-cell>
          <table:table-cell office:value-type="float" office:value="0.0023">
            <text:p>0</text:p>
          </table:table-cell>
          <table:table-cell/>
          <table:table-cell office:value-type="string">
            <text:p>T=4 I=2 B=50</text:p>
          </table:table-cell>
          <table:table-cell office:value-type="float" office:value="0.00677">
            <text:p>0,01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067">
            <text:p>0,01</text:p>
          </table:table-cell>
          <table:table-cell/>
          <table:table-cell office:value-type="float" office:value="1920000">
            <text:p>1920000</text:p>
          </table:table-cell>
          <table:table-cell office:value-type="float" office:value="0.004">
            <text:p>0</text:p>
          </table:table-cell>
          <table:table-cell/>
          <table:table-cell office:value-type="string">
            <text:p>T=8 I=3 B=50</text:p>
          </table:table-cell>
          <table:table-cell office:value-type="float" office:value="0.00652">
            <text:p>0,01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0037">
            <text:p>0</text:p>
          </table:table-cell>
          <table:table-cell/>
          <table:table-cell office:value-type="float" office:value="9000000">
            <text:p>9000000</text:p>
          </table:table-cell>
          <table:table-cell office:value-type="float" office:value="0.0166">
            <text:p>0,02</text:p>
          </table:table-cell>
          <table:table-cell/>
          <table:table-cell office:value-type="string">
            <text:p>T=16 I=4 B=50</text:p>
          </table:table-cell>
          <table:table-cell office:value-type="float" office:value="0.00889">
            <text:p>0,01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00264">
            <text:p>0</text:p>
          </table:table-cell>
          <table:table-cell table:number-columns-repeated="9"/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28">
            <text:p>0</text:p>
          </table:table-cell>
          <table:table-cell table:number-columns-repeated="9"/>
        </table:table-row>
      </table:table>
      <table:table table:name="Blad2" table:style-name="ta1">
        <table:shapes>
          <draw:frame draw:z-index="0" draw:style-name="gr1" svg:width="10.452cm" svg:height="5.879cm" svg:x="13.436cm" svg:y="1.069cm">
            <draw:object draw:notify-on-update-of-ranges="Sheet1.D4:Sheet1.D7 Sheet1.E3:Sheet1.E3 Sheet1.E4:Sheet1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191cm" svg:height="5.732cm" svg:x="25.031cm" svg:y="1.309cm">
            <draw:object draw:notify-on-update-of-ranges="Sheet1.G4:Sheet1.G7 Sheet1.H3:Sheet1.H3 Sheet1.H4:Sheet1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2.845cm" svg:height="5.68cm" svg:x="36.237cm" svg:y="1.494cm">
            <draw:object draw:notify-on-update-of-ranges="Sheet1.J4:Sheet1.J7 Sheet1.K3:Sheet1.K3 Sheet1.K4:Sheet1.K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0.006cm" svg:height="5.628cm" svg:x="1.2cm" svg:y="1.176cm">
            <draw:object draw:notify-on-update-of-ranges="Sheet1.A4:Sheet1.A9 Sheet1.B3:Sheet1.B3 Sheet1.B4:Sheet1.B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9.867cm" svg:height="5.28cm" svg:x="1.199cm" svg:y="8.561cm">
            <draw:object draw:notify-on-update-of-ranges="Sheet1.A13:Sheet1.A18 Sheet1.B12:Sheet1.B12 Sheet1.B13:Sheet1.B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9.895cm" svg:height="5.157cm" svg:x="13.407cm" svg:y="8.827cm">
            <draw:object draw:notify-on-update-of-ranges="Sheet1.D13:Sheet1.D16 Sheet1.E12:Sheet1.E12 Sheet1.E13:Sheet1.E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3.381cm" svg:height="5.013cm" svg:x="25.894cm" svg:y="8.961cm">
            <draw:object draw:notify-on-update-of-ranges="Sheet1.G13:Sheet1.G16 Sheet1.H12:Sheet1.H12 Sheet1.H13:Sheet1.H1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2013-05-13</text:date>, <text:time>10:0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5-10T19:57:52</meta:creation-date>
    <dc:date>2013-05-13T10:07:18</dc:date>
    <meta:editing-duration>PT03H23M51S</meta:editing-duration>
    <meta:editing-cycles>6</meta:editing-cycles>
    <meta:generator>OpenOffice.org/3.2$Solaris_Sparc OpenOffice.org_project/320m18$Build-9502</meta:generator>
    <meta:document-statistic meta:table-count="2" meta:cell-count="16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453cm" svg:height="5.88cm" xlink:href=".." xlink:type="simple" chart:class="chart:bar" chart:style-name="ch1">
        <chart:title svg:x="4.759cm" svg:y="-0.135cm" chart:style-name="ch2">
          <text:p>Blur</text:p>
        </chart:title>
        <chart:plot-area chart:style-name="ch3" table:cell-range-address="Sheet1.D3:Sheet1.E7" chart:data-source-has-labels="both" svg:x="0.524cm" svg:y="0.419cm" svg:width="9.827cm" svg:height="5.14cm">
          <chartooo:coordinate-region svg:x="1.251cm" svg:y="0.631cm" svg:width="9.1cm" svg:height="4.255cm"/>
          <chart:axis chart:dimension="x" chart:name="primary-x" chart:style-name="ch4" chartooo:axis-type="auto">
            <chartooo:date-scale/>
            <chart:title svg:x="5.131cm" svg:y="5.394cm" chart:style-name="ch5">
              <text:p>Pixels</text:p>
            </chart:title>
            <chart:categories table:cell-range-address="Sheet1.D4:Sheet1.D7"/>
          </chart:axis>
          <chart:axis chart:dimension="y" chart:name="primary-y" chart:style-name="ch6">
            <chart:title svg:x="-0.102cm" svg:y="3.533cm" chart:style-name="ch7">
              <text:p>Time (s)</text:p>
            </chart:title>
            <chart:grid chart:style-name="ch8" chart:class="major"/>
          </chart:axis>
          <chart:series chart:style-name="ch9" chart:values-cell-range-address="Sheet1.E4:Sheet1.E7" chart:label-cell-address="Sheet1.E3:Sheet1.E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4:Sheet1.D7</svg:desc>
                </draw:g>
              </table:table-cell>
              <table:table-cell office:value-type="float" office:value="0.151">
                <text:p>0.151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1.86">
                <text:p>1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8cm" svg:height="5.281cm" xlink:href=".." xlink:type="simple" chart:class="chart:bar" chart:style-name="ch1">
        <chart:title svg:x="3.723cm" svg:y="-0.161cm" chart:style-name="ch2">
          <text:p>Treshold</text:p>
        </chart:title>
        <chart:plot-area chart:style-name="ch3" table:cell-range-address="Sheet1.A12:Sheet1.B18" chart:data-source-has-labels="both" svg:x="0.415cm" svg:y="0.406cm" svg:width="9.172cm" svg:height="4.45cm">
          <chartooo:coordinate-region svg:x="1.513cm" svg:y="0.618cm" svg:width="8.074cm" svg:height="3.565cm"/>
          <chart:axis chart:dimension="x" chart:name="primary-x" chart:style-name="ch4" chartooo:axis-type="auto">
            <chartooo:date-scale/>
            <chart:title svg:x="4.028cm" svg:y="4.815cm" chart:style-name="ch5">
              <text:p>Threads</text:p>
            </chart:title>
            <chart:categories table:cell-range-address="Sheet1.A13:Sheet1.A18"/>
          </chart:axis>
          <chart:axis chart:dimension="y" chart:name="primary-y" chart:style-name="ch6">
            <chart:title svg:x="-0.112cm" svg:y="3.265cm" chart:style-name="ch7">
              <text:p>Time (s)</text:p>
            </chart:title>
            <chart:grid chart:style-name="ch8" chart:class="major"/>
          </chart:axis>
          <chart:series chart:style-name="ch9" chart:values-cell-range-address="Sheet1.B13:Sheet1.B18" chart:label-cell-address="Sheet1.B12:Sheet1.B12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12:Sheet1.B1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3:Sheet1.A18</svg:desc>
                </draw:g>
              </table:table-cell>
              <table:table-cell office:value-type="float" office:value="0.0194">
                <text:p>0.0194</text:p>
                <draw:g>
                  <svg:desc>Sheet1.B13:Sheet1.B1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102">
                <text:p>0.010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658">
                <text:p>0.0065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205">
                <text:p>0.020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267">
                <text:p>0.02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192cm" svg:height="5.733cm" xlink:href=".." xlink:type="simple" chart:class="chart:bar" chart:style-name="ch1">
        <chart:title svg:x="4.558cm" svg:y="-0.141cm" chart:style-name="ch2">
          <text:p>Blur</text:p>
        </chart:title>
        <chart:plot-area chart:style-name="ch3" table:cell-range-address="Sheet1.G3:Sheet1.H7" chart:data-source-has-labels="both" svg:x="0.522cm" svg:y="0.281cm" svg:width="9.25cm" svg:height="5.114cm">
          <chartooo:coordinate-region svg:x="1.249cm" svg:y="0.493cm" svg:width="8.523cm" svg:height="4.229cm"/>
          <chart:axis chart:dimension="x" chart:name="primary-x" chart:style-name="ch4" chartooo:axis-type="auto">
            <chartooo:date-scale/>
            <chart:title svg:x="4.667cm" svg:y="5.252cm" chart:style-name="ch5">
              <text:p>Radius</text:p>
            </chart:title>
            <chart:categories table:cell-range-address="Sheet1.G4:Sheet1.G7"/>
          </chart:axis>
          <chart:axis chart:dimension="y" chart:name="primary-y" chart:style-name="ch6">
            <chart:title svg:x="-0.107cm" svg:y="3.521cm" chart:style-name="ch7">
              <text:p>Time (s)</text:p>
            </chart:title>
            <chart:grid chart:style-name="ch8" chart:class="major"/>
          </chart:axis>
          <chart:series chart:style-name="ch9" chart:values-cell-range-address="Sheet1.H4:Sheet1.H7" chart:label-cell-address="Sheet1.H3:Sheet1.H3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0</text:p>
                <draw:g>
                  <svg:desc>Sheet1.G4:Sheet1.G7</svg:desc>
                </draw:g>
              </table:table-cell>
              <table:table-cell office:value-type="float" office:value="0.066">
                <text:p>0.066</text:p>
                <draw:g>
                  <svg:desc>Sheet1.H4:Sheet1.H7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48">
                <text:p>0.2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.298">
                <text:p>2.2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846cm" svg:height="5.681cm" xlink:href=".." xlink:type="simple" chart:class="chart:bar" chart:style-name="ch1">
        <chart:title svg:x="5.956cm" svg:y="-0.144cm" chart:style-name="ch2">
          <text:p>Blur</text:p>
        </chart:title>
        <chart:plot-area chart:style-name="ch3" table:cell-range-address="Sheet1.J3:Sheet1.K7" chart:data-source-has-labels="both" svg:x="0.678cm" svg:y="0.372cm" svg:width="11.784cm" svg:height="5.269cm">
          <chartooo:coordinate-region svg:x="1.405cm" svg:y="0.585cm" svg:width="11.057cm" svg:height="4.383cm"/>
          <chart:axis chart:dimension="x" chart:name="primary-x" chart:style-name="ch4" chartooo:axis-type="auto">
            <chartooo:date-scale/>
            <chart:categories table:cell-range-address="Sheet1.J4:Sheet1.J7"/>
          </chart:axis>
          <chart:axis chart:dimension="y" chart:name="primary-y" chart:style-name="ch5">
            <chart:title svg:x="-0.058cm" svg:y="3.815cm" chart:style-name="ch6">
              <text:p>Time (s)</text:p>
            </chart:title>
            <chart:grid chart:style-name="ch7" chart:class="major"/>
          </chart:axis>
          <chart:series chart:style-name="ch8" chart:values-cell-range-address="Sheet1.K4:Sheet1.K7" chart:label-cell-address="Sheet1.K3:Sheet1.K3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K3:Sheet1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=2 I=1 B=50</text:p>
                <draw:g>
                  <svg:desc>Sheet1.J4:Sheet1.J7</svg:desc>
                </draw:g>
              </table:table-cell>
              <table:table-cell office:value-type="float" office:value="0.193">
                <text:p>0.193</text:p>
                <draw:g>
                  <svg:desc>Sheet1.K4:Sheet1.K7</svg:desc>
                </draw:g>
              </table:table-cell>
            </table:table-row>
            <table:table-row>
              <table:table-cell office:value-type="string">
                <text:p>T=4 I=2 B=50</text:p>
              </table:table-cell>
              <table:table-cell office:value-type="float" office:value="0.282">
                <text:p>0.282</text:p>
              </table:table-cell>
            </table:table-row>
            <table:table-row>
              <table:table-cell office:value-type="string">
                <text:p>T=8 I=3 B=50</text:p>
              </table:table-cell>
              <table:table-cell office:value-type="float" office:value="0.607">
                <text:p>0.607</text:p>
              </table:table-cell>
            </table:table-row>
            <table:table-row>
              <table:table-cell office:value-type="string">
                <text:p>T=16 I=4 B=50</text:p>
              </table:table-cell>
              <table:table-cell office:value-type="float" office:value="0.254">
                <text:p>0.2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07cm" svg:height="5.629cm" xlink:href=".." xlink:type="simple" chart:class="chart:bar" chart:style-name="ch1">
        <chart:title svg:x="4.647cm" svg:y="0cm" chart:style-name="ch2">
          <text:p>Blur</text:p>
        </chart:title>
        <chart:plot-area chart:style-name="ch3" table:cell-range-address="Sheet1.A3:Sheet1.B9" chart:data-source-has-labels="both" svg:x="0.744cm" svg:y="0.624cm" svg:width="8.91cm" svg:height="4.481cm">
          <chartooo:coordinate-region svg:x="1.471cm" svg:y="0.836cm" svg:width="8.183cm" svg:height="3.596cm"/>
          <chart:axis chart:dimension="x" chart:name="primary-x" chart:style-name="ch4" chartooo:axis-type="auto">
            <chartooo:date-scale/>
            <chart:title svg:x="4.394cm" svg:y="5.041cm" chart:style-name="ch5">
              <text:p>Threads</text:p>
            </chart:title>
            <chart:categories table:cell-range-address="Sheet1.A4:Sheet1.A9"/>
          </chart:axis>
          <chart:axis chart:dimension="y" chart:name="primary-y" chart:style-name="ch6">
            <chart:title svg:x="0cm" svg:y="3.628cm" chart:style-name="ch7">
              <text:p>Time (s)</text:p>
            </chart:title>
            <chart:grid chart:style-name="ch8" chart:class="major"/>
          </chart:axis>
          <chart:series chart:style-name="ch9" chart:values-cell-range-address="Sheet1.B4:Sheet1.B9" chart:label-cell-address="Sheet1.B3:Sheet1.B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B3:Sheet1.B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4:Sheet1.A9</svg:desc>
                </draw:g>
              </table:table-cell>
              <table:table-cell office:value-type="float" office:value="1.398">
                <text:p>1.398</text:p>
                <draw:g>
                  <svg:desc>Sheet1.B4:Sheet1.B9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43">
                <text:p>0.7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241">
                <text:p>0.24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3">
                <text:p>0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6cm" svg:height="5.158cm" xlink:href=".." xlink:type="simple" chart:class="chart:bar" chart:style-name="ch1">
        <chart:title svg:x="3.564cm" svg:y="0cm" chart:style-name="ch2">
          <text:p>Threshold</text:p>
        </chart:title>
        <chart:plot-area chart:style-name="ch3" table:cell-range-address="Sheet1.D12:Sheet1.E16" chart:data-source-has-labels="both" svg:x="0.671cm" svg:y="0.568cm" svg:width="8.828cm" svg:height="3.985cm">
          <chartooo:coordinate-region svg:x="1.583cm" svg:y="0.78cm" svg:width="7.916cm" svg:height="3.1cm"/>
          <chart:axis chart:dimension="x" chart:name="primary-x" chart:style-name="ch4" chartooo:axis-type="auto">
            <chartooo:date-scale/>
            <chart:title svg:x="4.818cm" svg:y="4.57cm" chart:style-name="ch5">
              <text:p>Pixels</text:p>
            </chart:title>
            <chart:categories table:cell-range-address="Sheet1.D13:Sheet1.D16"/>
          </chart:axis>
          <chart:axis chart:dimension="y" chart:name="primary-y" chart:style-name="ch6">
            <chart:title svg:x="0cm" svg:y="3.299cm" chart:style-name="ch7">
              <text:p>Time (s)</text:p>
            </chart:title>
            <chart:grid chart:style-name="ch8" chart:class="major"/>
          </chart:axis>
          <chart:series chart:style-name="ch9" chart:values-cell-range-address="Sheet1.E13:Sheet1.E16" chart:label-cell-address="Sheet1.E12:Sheet1.E1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Sheet1.E12:Sheet1.E12</svg:desc>
                </draw:g>
              </table:table-cell>
            </table:table-row>
          </table:table-header-rows>
          <table:table-rows>
            <table:table-row>
              <table:table-cell office:value-type="float" office:value="515788">
                <text:p>515790</text:p>
                <draw:g>
                  <svg:desc>Sheet1.D13:Sheet1.D16</svg:desc>
                </draw:g>
              </table:table-cell>
              <table:table-cell office:value-type="float" office:value="0.0403">
                <text:p>0.0403</text:p>
                <draw:g>
                  <svg:desc>Sheet1.E13:Sheet1.E16</svg:desc>
                </draw:g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221">
                <text:p>0.0221</text:p>
              </table:table-cell>
            </table:table-row>
            <table:table-row>
              <table:table-cell office:value-type="float" office:value="1920000">
                <text:p>1920000</text:p>
              </table:table-cell>
              <table:table-cell office:value-type="float" office:value="0.00534">
                <text:p>0.00534</text:p>
              </table:table-cell>
            </table:table-row>
            <table:table-row>
              <table:table-cell office:value-type="float" office:value="9000000">
                <text:p>9000000</text:p>
              </table:table-cell>
              <table:table-cell office:value-type="float" office:value="0.059">
                <text:p>0.0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82cm" svg:height="5.014cm" xlink:href=".." chart:class="chart:bar" chart:style-name="ch1">
        <chart:title svg:x="5.668cm" svg:y="-0.009cm" chart:style-name="ch2">
          <text:p>Threshold</text:p>
        </chart:title>
        <chart:plot-area chart:style-name="ch3" table:cell-range-address="Sheet1.G12:Sheet1.H16" chart:data-source-has-labels="both" svg:x="1.567cm" svg:y="0.545cm" svg:width="10.638cm" svg:height="4.144cm">
          <chart:axis chart:dimension="x" chart:name="primary-x" chart:style-name="ch4">
            <chart:categories table:cell-range-address="Sheet1.G13:Sheet1.G16"/>
          </chart:axis>
          <chart:axis chart:dimension="y" chart:name="primary-y" chart:style-name="ch5">
            <chart:title svg:x="0.136cm" svg:y="3.401cm" chart:style-name="ch6">
              <text:p>Time (s)</text:p>
            </chart:title>
            <chart:grid chart:style-name="ch7" chart:class="major"/>
          </chart:axis>
          <chart:series chart:style-name="ch8" chart:values-cell-range-address="Sheet1.H13:Sheet1.H16" chart:label-cell-address="Sheet1.H12:Sheet1.H1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H12:Sheet1.H12">Time</text:p>
              </table:table-cell>
            </table:table-row>
          </table:table-header-rows>
          <table:table-rows>
            <table:table-row>
              <table:table-cell office:value-type="string">
                <text:p text:id="Sheet1.G13:Sheet1.G16">T=2 I=1</text:p>
              </table:table-cell>
              <table:table-cell office:value-type="float" office:value="0.00299">
                <text:p text:id="Sheet1.H13:Sheet1.H16">0.00299</text:p>
              </table:table-cell>
            </table:table-row>
            <table:table-row>
              <table:table-cell office:value-type="string">
                <text:p>T=4 I=2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T=8 I=3</text:p>
              </table:table-cell>
              <table:table-cell office:value-type="float" office:value="0.00769">
                <text:p>0.00769</text:p>
              </table:table-cell>
            </table:table-row>
            <table:table-row>
              <table:table-cell office:value-type="string">
                <text:p>T=16 I=4</text:p>
              </table:table-cell>
              <table:table-cell office:value-type="float" office:value="0.035">
                <text:p>0.03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Solaris_Sparc OpenOffice.org_project/320m18$Build-950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